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8.2mm"/>
    </style:style>
    <style:style style:name="co1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36.39mm"/>
    </style:style>
    <style:style style:name="co10" style:family="table-column">
      <style:table-column-properties fo:break-before="auto" style:column-width="23.81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3">
      <style:table-properties table:display="true" style:writing-mode="lr-tb"/>
    </style: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able-cell-properties fo:background-color="transparent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10099">
      <style:text-properties style:text-position=""/>
    </style:style>
    <style:style style:name="ce5" style:family="table-cell" style:parent-style-name="Default" style:data-style-name="N100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text-position="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/>
    <style:style style:name="ce10" style:family="table-cell" style:parent-style-name="Default" style:data-style-name="N10099"/>
    <style:style style:name="ce11" style:family="table-cell" style:parent-style-name="Default" style:data-style-name="N100">
      <style:text-properties style:font-name="Calibri" style:font-name-asian="Calibri" style:font-name-complex="Calibri"/>
    </style:style>
    <style:style style:name="ce12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Урок_2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10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11" office:value-type="string" calcext:value-type="string">
            <text:p>+9=+10-5+4 <text:s/>-9=-10+5-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2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94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4" table:style-name="ta1">
        <table:table-column table:style-name="co5" table:default-cell-style-name="ce8"/>
        <table:table-column table:style-name="co10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10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11" office:value-type="string" calcext:value-type="string">
            <text:p>+9=+10-5+4 <text:s/>-9=-10+5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2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9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19">
          <table:table-cell table:number-columns-repeated="1024"/>
        </table:table-row>
        <table:table-row table:style-name="ro4" table:number-rows-repeated="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6" table:style-name="ta1">
        <table:table-column table:style-name="co5" table:default-cell-style-name="ce1"/>
        <table:table-column table:style-name="co2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66">
          <table:table-cell table:number-columns-repeated="1024"/>
        </table:table-row>
        <table:table-row table:style-name="ro4" table:number-rows-repeated="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9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4" table:style-name="ce3" office:value-type="boolean" office:boolean-value="false" calcext:value-type="boolean">
            <text:p>ЛОЖЬ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9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93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68">
          <table:table-cell table:number-columns-repeated="1024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7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8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комбинированный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2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комбинированный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.00.0000</text:date>, <text:time style:data-style-name="N2" text:time-value="18:43:08.856665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enis B. Kulikov, Xcoders</meta:initial-creator>
    <meta:creation-date>2016-08-18T07:51:18Z</meta:creation-date>
    <dc:date>2017-09-05T18:44:50.247960455</dc:date>
    <meta:editing-duration>PT6H53M10S</meta:editing-duration>
    <meta:editing-cycles>15</meta:editing-cycles>
    <meta:document-statistic meta:table-count="10" meta:cell-count="1588" meta:object-count="0"/>
  </office:meta>
</office:document-meta>
</file>